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5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3" table:formula="of:=[.EP45]-[.EP71]-[.EP97]" office:value-type="float" office:value="19" calcext:value-type="float">
            <text:p>19</text:p>
          </table:table-cell>
          <table:table-cell table:style-name="ce3" table:formula="of:=[.EQ45]-[.EQ71]-[.EQ97]" office:value-type="float" office:value="19" calcext:value-type="float">
            <text:p>19</text:p>
          </table:table-cell>
          <table:table-cell table:style-name="ce3" table:formula="of:=[.ER45]-[.ER71]-[.ER97]" office:value-type="float" office:value="20" calcext:value-type="float">
            <text:p>20</text:p>
          </table:table-cell>
          <table:table-cell table:style-name="ce3" table:formula="of:=[.ES45]-[.ES71]-[.ES97]" office:value-type="float" office:value="20" calcext:value-type="float">
            <text:p>20</text:p>
          </table:table-cell>
          <table:table-cell table:style-name="ce3" table:formula="of:=[.ET45]-[.ET71]-[.ET97]" office:value-type="float" office:value="20" calcext:value-type="float">
            <text:p>20</text:p>
          </table:table-cell>
          <table:table-cell table:style-name="ce3" table:formula="of:=[.EU45]-[.EU71]-[.EU9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3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3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  <table:table-cell table:style-name="ce3" table:formula="of:=SUM([.EE28:.EE52])" office:value-type="float" office:value="103265" calcext:value-type="float">
            <text:p>103265</text:p>
          </table:table-cell>
          <table:table-cell table:style-name="ce3" table:formula="of:=SUM([.EF28:.EF52])" office:value-type="float" office:value="106910" calcext:value-type="float">
            <text:p>106910</text:p>
          </table:table-cell>
          <table:table-cell table:style-name="ce3" table:formula="of:=SUM([.EG28:.EG52])" office:value-type="float" office:value="111160" calcext:value-type="float">
            <text:p>111160</text:p>
          </table:table-cell>
          <table:table-cell table:style-name="ce3" table:formula="of:=SUM([.EH28:.EH52])" office:value-type="float" office:value="114783" calcext:value-type="float">
            <text:p>114783</text:p>
          </table:table-cell>
          <table:table-cell table:style-name="ce3" table:formula="of:=SUM([.EI28:.EI52])" office:value-type="float" office:value="119301" calcext:value-type="float">
            <text:p>119301</text:p>
          </table:table-cell>
          <table:table-cell table:style-name="ce3" table:formula="of:=SUM([.EJ28:.EJ52])" office:value-type="float" office:value="122524" calcext:value-type="float">
            <text:p>122524</text:p>
          </table:table-cell>
          <table:table-cell table:style-name="ce3" table:formula="of:=SUM([.EK28:.EK52])" office:value-type="float" office:value="126755" calcext:value-type="float">
            <text:p>126755</text:p>
          </table:table-cell>
          <table:table-cell table:style-name="ce3" table:formula="of:=SUM([.EL28:.EL52])" office:value-type="float" office:value="130774" calcext:value-type="float">
            <text:p>130774</text:p>
          </table:table-cell>
          <table:table-cell table:style-name="ce3" table:formula="of:=SUM([.EM28:.EM52])" office:value-type="float" office:value="136118" calcext:value-type="float">
            <text:p>136118</text:p>
          </table:table-cell>
          <table:table-cell table:style-name="ce3" table:formula="of:=SUM([.EN28:.EN52])" office:value-type="float" office:value="141900" calcext:value-type="float">
            <text:p>141900</text:p>
          </table:table-cell>
          <table:table-cell table:style-name="ce3" table:formula="of:=SUM([.EO28:.EO52])" office:value-type="float" office:value="148027" calcext:value-type="float">
            <text:p>148027</text:p>
          </table:table-cell>
          <table:table-cell table:style-name="ce3" table:formula="of:=SUM([.EP28:.EP52])" office:value-type="float" office:value="153520" calcext:value-type="float">
            <text:p>153520</text:p>
          </table:table-cell>
          <table:table-cell table:style-name="ce3" table:formula="of:=SUM([.EQ28:.EQ52])" office:value-type="float" office:value="158334" calcext:value-type="float">
            <text:p>158334</text:p>
          </table:table-cell>
          <table:table-cell table:style-name="ce3" table:formula="of:=SUM([.ER28:.ER52])" office:value-type="float" office:value="162526" calcext:value-type="float">
            <text:p>162526</text:p>
          </table:table-cell>
          <table:table-cell table:style-name="ce3" table:formula="of:=SUM([.ES28:.ES52])" office:value-type="float" office:value="167416" calcext:value-type="float">
            <text:p>167416</text:p>
          </table:table-cell>
          <table:table-cell table:style-name="ce3" table:formula="of:=SUM([.ET28:.ET52])" office:value-type="float" office:value="173355" calcext:value-type="float">
            <text:p>173355</text:p>
          </table:table-cell>
          <table:table-cell table:style-name="ce3" table:formula="of:=SUM([.EU28:.EU52])" office:value-type="float" office:value="178996" calcext:value-type="float">
            <text:p>17899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4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26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2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1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8:38:55.36700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7-30T19:17:22.302635034</dc:date>
    <meta:editing-duration>PT12H27M55S</meta:editing-duration>
    <meta:editing-cycles>129</meta:editing-cycles>
    <meta:document-statistic meta:table-count="1" meta:cell-count="23707" meta:object-count="0"/>
  </office:meta>
</office:document-meta>
</file>